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gQueue.getFinishedDocu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ingQueue.getNumPending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Queue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ingQueue.removeDocument(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ingQueu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ingQueue.IndexingQueue( IndexingQueueStore queu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Queue.addDocument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Queue.initialize( MultiIndex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